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18.5pt" style:font-size-asian="18.5pt" style:font-size-complex="18.5pt"/>
    </style:style>
    <style:style style:name="P3" style:family="paragraph" style:parent-style-name="Standard">
      <style:paragraph-properties fo:text-align="justify" style:justify-single-word="false"/>
      <style:text-properties fo:font-size="12pt" fo:language="en" fo:country="US" fo:font-weight="normal" style:font-size-asian="12pt" style:language-asian="zh" style:country-asian="CN"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en" fo:country="US" fo:font-weight="normal" officeooo:rsid="00258d40" officeooo:paragraph-rsid="00258d40" style:font-size-asian="12pt" style:language-asian="zh" style:country-asian="CN" style:font-weight-asian="normal" style:font-size-complex="12pt" style:font-weight-complex="normal"/>
    </style:style>
    <style:style style:name="P5" style:family="paragraph" style:parent-style-name="Standard">
      <style:paragraph-properties fo:text-align="justify" style:justify-single-word="false" fo:orphans="0" fo:widows="0"/>
      <style:text-properties fo:font-size="12pt" fo:language="en" fo:country="US" fo:font-weight="normal" officeooo:rsid="002b2fff" officeooo:paragraph-rsid="002b2fff" style:font-size-asian="12pt" style:language-asian="zh" style:country-asian="CN"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en" fo:country="US" fo:font-weight="normal" officeooo:rsid="001e1865" officeooo:paragraph-rsid="002df812" style:font-size-asian="12pt" style:language-asian="zh" style:country-asian="CN" style:font-weight-asian="normal" style:font-size-complex="12pt" style:font-weight-complex="normal"/>
    </style:style>
    <style:style style:name="P7" style:family="paragraph" style:parent-style-name="Standard">
      <style:paragraph-properties fo:text-align="justify" style:justify-single-word="false"/>
      <style:text-properties fo:font-size="14pt" fo:language="en" fo:country="US" fo:font-weight="bold" style:font-size-asian="14pt" style:language-asian="zh" style:country-asian="CN" style:font-weight-asian="bold" style:font-size-complex="14pt" style:font-weight-complex="bold"/>
    </style:style>
    <style:style style:name="P8" style:family="paragraph" style:parent-style-name="Standard">
      <style:paragraph-properties fo:text-align="justify" style:justify-single-word="false" fo:orphans="0" fo:widows="0"/>
      <style:text-properties style:use-window-font-color="true" fo:font-size="12pt" fo:language="en" fo:country="US" fo:font-weight="normal" officeooo:rsid="002c4a5d" officeooo:paragraph-rsid="002c4a5d" style:font-size-asian="12pt" style:language-asian="zh" style:country-asian="CN" style:font-weight-asian="normal" style:font-size-complex="12pt" style:font-weight-complex="normal"/>
    </style:style>
    <style:style style:name="P9" style:family="paragraph" style:parent-style-name="Standard">
      <style:paragraph-properties fo:text-align="justify" style:justify-single-word="false" fo:orphans="0" fo:widows="0"/>
      <style:text-properties style:use-window-font-color="true" fo:font-size="12pt" fo:language="en" fo:country="US" fo:font-weight="normal" officeooo:rsid="002df812" officeooo:paragraph-rsid="002df812" style:font-size-asian="12pt" style:language-asian="zh" style:country-asian="CN" style:font-weight-asian="normal" style:font-size-complex="12pt" style:font-weight-complex="normal"/>
    </style:style>
    <style:style style:name="P10" style:family="paragraph" style:parent-style-name="Standard">
      <style:paragraph-properties fo:text-align="justify" style:justify-single-word="false" fo:orphans="0" fo:widows="0"/>
      <style:text-properties style:use-window-font-color="true" fo:font-size="12pt" fo:language="en" fo:country="US" fo:font-weight="normal" officeooo:rsid="002e68ab" officeooo:paragraph-rsid="002e68ab" style:font-size-asian="12pt" style:language-asian="zh" style:country-asian="CN" style:font-weight-asian="normal" style:font-size-complex="12pt" style:font-weight-complex="normal"/>
    </style:style>
    <style:style style:name="P11" style:family="paragraph" style:parent-style-name="Standard">
      <style:paragraph-properties fo:text-align="justify" style:justify-single-word="false" fo:orphans="0" fo:widows="0"/>
      <style:text-properties style:use-window-font-color="true" fo:font-size="12pt" fo:language="en" fo:country="US" fo:font-weight="normal" officeooo:rsid="002f7791" officeooo:paragraph-rsid="002f7791" style:font-size-asian="12pt" style:language-asian="zh" style:country-asian="CN"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741cm" style:auto-text-indent="false"/>
      <style:text-properties fo:font-size="12pt" fo:language="en" fo:country="US" fo:font-weight="normal" style:font-size-asian="12pt" style:language-asian="zh" style:country-asian="CN"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paragraph-rsid="0024c788" style:font-size-asian="12pt" style:language-asian="zh" style:country-asian="CN"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rsid="001739bf" officeooo:paragraph-rsid="001739bf" style:font-size-asian="12pt" style:language-asian="zh" style:country-asian="CN"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rsid="001739bf" officeooo:paragraph-rsid="001ff237" style:font-size-asian="12pt" style:language-asian="zh" style:country-asian="CN"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741cm" style:auto-text-indent="false"/>
    </style:style>
    <style:style style:name="P17" style:family="paragraph" style:parent-style-name="Standard" style:master-page-name="Standard">
      <style:paragraph-properties fo:text-align="justify" style:justify-single-word="false" style:page-number="auto"/>
      <style:text-properties fo:font-size="10.5pt" fo:language="en" fo:country="US" fo:font-weight="bold" style:font-size-asian="10.5pt" style:language-asian="zh" style:country-asian="CN" style:font-weight-asian="bold" style:font-size-complex="10.5pt" style:font-weight-complex="bold"/>
    </style:style>
    <style:style style:name="P18" style:family="paragraph" style:parent-style-name="Standard">
      <style:paragraph-properties fo:text-align="justify" style:justify-single-word="false"/>
      <style:text-properties fo:font-size="12pt" fo:language="en" fo:country="US" fo:font-weight="normal" style:font-size-asian="12pt" style:language-asian="zh" style:country-asian="CN"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rsid="002468d2" officeooo:paragraph-rsid="0032fe68" style:font-size-asian="12pt" style:language-asian="zh" style:country-asian="CN" style:font-weight-asian="normal" style:font-size-complex="12pt" style:font-weight-complex="normal"/>
    </style:style>
    <style:style style:name="T1" style:family="text">
      <style:text-properties fo:font-size="12pt" fo:language="en" fo:country="US" fo:font-weight="normal" style:font-size-asian="12pt" style:language-asian="zh" style:country-asian="CN" style:font-weight-asian="normal" style:font-size-complex="12pt" style:font-weight-complex="normal"/>
    </style:style>
    <style:style style:name="T2" style:family="text">
      <style:text-properties fo:font-size="12pt" fo:language="en" fo:country="US" fo:font-weight="normal" officeooo:rsid="00193dd3" style:font-size-asian="12pt" style:language-asian="zh" style:country-asian="CN" style:font-weight-asian="normal" style:font-size-complex="12pt" style:font-weight-complex="normal"/>
    </style:style>
    <style:style style:name="T3" style:family="text">
      <style:text-properties officeooo:rsid="000702e3"/>
    </style:style>
    <style:style style:name="T4" style:family="text">
      <style:text-properties officeooo:rsid="000b4590"/>
    </style:style>
    <style:style style:name="T5" style:family="text">
      <style:text-properties officeooo:rsid="000be126"/>
    </style:style>
    <style:style style:name="T6" style:family="text">
      <style:text-properties officeooo:rsid="000eeeba"/>
    </style:style>
    <style:style style:name="T7" style:family="text">
      <style:text-properties officeooo:rsid="0014bcc2"/>
    </style:style>
    <style:style style:name="T8" style:family="text">
      <style:text-properties officeooo:rsid="001aa4f4"/>
    </style:style>
    <style:style style:name="T9" style:family="text">
      <style:text-properties officeooo:rsid="00258d40"/>
    </style:style>
    <style:style style:name="T10" style:family="text">
      <style:text-properties officeooo:rsid="0026759b"/>
    </style:style>
    <style:style style:name="T11" style:family="text">
      <style:text-properties officeooo:rsid="00278220"/>
    </style:style>
    <style:style style:name="T12" style:family="text">
      <style:text-properties officeooo:rsid="002b2fff"/>
    </style:style>
    <style:style style:name="T13" style:family="text">
      <style:text-properties officeooo:rsid="002c4a5d"/>
    </style:style>
    <style:style style:name="T14" style:family="text">
      <style:text-properties officeooo:rsid="002df812"/>
    </style:style>
    <style:style style:name="T15" style:family="text">
      <style:text-properties officeooo:rsid="002f7fc0"/>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5">4096</text:span>MB,<text:span text:style-name="T4">1</text:span>S,<text:span text:style-name="T3">bitjump</text:span>.xxx</text:p>
      <text:p text:style-name="P2"><text:bookmark text:name="OLE_LINK1"/><text:bookmark text:name="OLE_LINK5"/>字节跳跃</text:p>
      <text:p text:style-name="P7"><text:bookmark text:name="_GoBack"/>问题描述</text:p>
      <text:p text:style-name="P12">你齿轮上转动的字节，是我此生不变的信仰。</text:p>
      <text:p text:style-name="P12">巴贝奇终究还是没能完成他的分析机，但是后来出现的用电磁继电器的电动计算机，乃至用电子管、晶体管和半导体的电子计算机，以另一种方式实现了他的毕生夙愿。</text:p>
      <text:p text:style-name="P12">你现在有n个节点m条边，节点编号<text:span text:style-name="T7">1到N，</text:span>每个节点和每条边上都有一个字符串（只含<text:span text:style-name="T14">0、1</text:span>），长度不超过<text:span text:style-name="T6">5。其中，1号节点为终结节点，有一些节点（不是1号节点）是起始节点，您需要找出一条路径使得其满足如下条件，并按顺序输出出路径上经过的所有字符及其经过的节点的编号：</text:span></text:p>
      <text:p text:style-name="P15">1.从某一起始节点出发</text:p>
      <text:p text:style-name="P14">2.在终结节点<text:span text:style-name="T12">1号点</text:span>结束</text:p>
      <text:p text:style-name="P14">3.路径上的字符数量不超过任意一个满足1~2条件的路径的字符数量</text:p>
      <text:p text:style-name="P14">4.按路径顺序拼出的所有节点及边上的字符串组成的路径字符串不比任何一个满足1~3条件的路径的路径字符串字典序要大。</text:p>
      <text:p text:style-name="P19">5.按路径反向顺序拼出的所有节点的编号的字典序不比任何一个满足<text:span text:style-name="T11">1~4条件的路径的路径反向顺序节点编号的字典序要大。</text:span></text:p>
      <text:p text:style-name="P19"><text:span text:style-name="T11">（一个编号看做字典序的一位）</text:span></text:p>
      <text:p text:style-name="P16"><text:bookmark text:name="OLE_LINK2"/></text:p>
      <text:p text:style-name="P7">输入描述</text:p>
      <text:p text:style-name="P12">第一行两个整数n，m，k表示有n个点，m条边，k个可选的起始节点</text:p>
      <text:p text:style-name="P12"><text:bookmark text:name="OLE_LINK4"/>第二行n个用空格隔开的字符串分表示这些节点上的字符串</text:p>
      <text:p text:style-name="P12"><text:soft-page-break/>第三行k个正整数，表示这些编号的节点为可选的起始节点</text:p>
      <text:p text:style-name="P16"><text:span text:style-name="T1">接下来m行，每行两个整数</text:span><text:span text:style-name="T2">u, v和</text:span><text:span text:style-name="T1">一个字符串</text:span><text:span text:style-name="T2">s 表示从u到v存在一条单向边，边上的字符串为s。</text:span></text:p>
      <text:p text:style-name="P12"/>
      <text:p text:style-name="P7">输出描述</text:p>
      <text:p text:style-name="P13">第一行一个字符串，按路径顺序输出同时满足<text:span text:style-name="T8">1~5号条件的路径的路径字符串。</text:span></text:p>
      <text:p text:style-name="P13">第二行若干个整数，按路径顺序输出同时满足<text:span text:style-name="T8">1~5号条件的路径上节点的编号。</text:span></text:p>
      <text:p text:style-name="P16"><text:bookmark text:name="OLE_LINK6"/></text:p>
      <text:p text:style-name="P7">样例输入</text:p>
      <text:p text:style-name="P5">12 1<text:span text:style-name="T13">5</text:span> 2</text:p>
      <text:p text:style-name="P5">00 1 0 <text:span text:style-name="T13">1 1 1 0 0 0 1 101 101</text:span></text:p>
      <text:p text:style-name="P8">11 12</text:p>
      <text:p text:style-name="P8">3 1 00000</text:p>
      <text:p text:style-name="P9">2 1 1111</text:p>
      <text:p text:style-name="P9">4 3 0</text:p>
      <text:p text:style-name="P9">4 2 <text:span text:style-name="T15">1</text:span></text:p>
      <text:p text:style-name="P10">6 4 0</text:p>
      <text:p text:style-name="P10">7 4 1</text:p>
      <text:p text:style-name="P10">5 6 1</text:p>
      <text:p text:style-name="P10">5 7 1</text:p>
      <text:p text:style-name="P10">9 5 1</text:p>
      <text:p text:style-name="P10">10 5 1</text:p>
      <text:p text:style-name="P10">8 9 1</text:p>
      <text:p text:style-name="P10">8 10 1</text:p>
      <text:p text:style-name="P10">12 8 1</text:p>
      <text:p text:style-name="P10">11 8 1</text:p>
      <text:p text:style-name="P11">4 2 1</text:p>
      <text:p text:style-name="P9"/>
      <text:p text:style-name="P7">样例输出</text:p>
      <text:p text:style-name="P3">101101011101111111100</text:p>
      <text:p text:style-name="P3">11 8 9 5 7 4 2 1</text:p>
      <text:p text:style-name="P3"/>
      <text:p text:style-name="P1"><text:bookmark text:name="OLE_LINK9"/><text:soft-page-break/></text:p>
      <text:p text:style-name="P7">数据范围及提示</text:p>
      <text:p text:style-name="P4">20%的数据1 &lt;= n &lt;= 10, 1 &lt;= m &lt;= 10</text:p>
      <text:p text:style-name="P4">50%的数据1 &lt;= n &lt;= 1000 ; 1 &lt;= m &lt;= 2000;</text:p>
      <text:p text:style-name="P4">70%的数据 1 &lt;= n &lt;=<text:span text:style-name="T10">3</text:span>0,0000; 1 &lt;= m &lt;= <text:span text:style-name="T10">5</text:span>0,0000</text:p>
      <text:p text:style-name="P6"><text:span text:style-name="T9">100%的数据 </text:span>2 &lt;= n &lt;= <draw:frame draw:style-name="fr1" draw:name="对象1" text:anchor-type="as-char" svg:y="-0.437cm" svg:width="1.328cm" svg:height="0.527cm" draw:z-index="0"><draw:object xlink:href="./Object 1" xlink:type="simple" xlink:show="embed" xlink:actuate="onLoad"/><draw:image xlink:href="./ObjectReplacements/Object 1" xlink:type="simple" xlink:show="embed" xlink:actuate="onLoad"/></draw:frame><text:s/>; 1 &lt;= m &lt;= <draw:frame draw:style-name="fr1" draw:name="对象2" text:anchor-type="as-char" svg:y="-0.437cm" svg:width="1.334cm" svg:height="0.527cm" draw:z-index="1"><draw:object xlink:href="./Object 2" xlink:type="simple" xlink:show="embed" xlink:actuate="onLoad"/><draw:image xlink:href="./ObjectReplacements/Object 2" xlink:type="simple" xlink:show="embed" xlink:actuate="onLoad"/></draw:frame>; 1 &lt;= k &lt;= n – 1 ; <text:span text:style-name="T13">1 &lt;= |s| &lt;= 5 ; s仅由{‘0’, ‘1’}组成</text:span></text:p>
      <text:p text:style-name="P1">所有输入均合法，且至少存在一条符合题目要求的非空路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Lucida Sans Unicode" style:font-size-asian="10pt" style:language-asian="zh" style:country-asian="CN" style:font-name-complex="宋体"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Calibri" fo:font-size="10.5pt" fo:language="en" fo:country="US" style:letter-kerning="false" style:font-name-asian="Lucida Sans Unicode" style:font-size-asian="10pt" style:language-asian="zh" style:country-asian="CN" style:font-name-complex="宋体"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style:use-window-font-color="true" style:font-name="Calibri" fo:font-family="Calibri" style:font-family-generic="roman" style:font-pitch="variable" fo:font-size="10.5pt" fo:language="en" fo:country="US" style:letter-kerning="true" style:font-name-asian="Lucida Sans Unicode" style:font-family-asian="'Lucida Sans Unicode'" style:font-family-generic-asian="system" style:font-pitch-asian="variable" style:font-size-asian="10.5pt" style:language-asian="zh" style:country-asian="CN" style:font-name-complex="宋体" style:font-family-complex="宋体"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CJK SC Regular" style:font-family-complex="'Noto Sans CJK SC Regular'"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 Regular" style:font-family-complex="'Noto Sans CJK SC Regular'"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CJK SC Regular" style:font-family-complex="'Noto Sans CJK SC Regular'" style:font-family-generic-complex="system" style:font-pitch-complex="variable"/>
    </style:style>
    <style:style style:name="HTML_20_Preformatted" style:display-name="HTML Preformatted" style:family="paragraph" style:parent-style-name="Standard" style:default-outline-level="">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n" fo:country="US" style:letter-kerning="false" style:font-size-asian="10pt" style:language-asian="zh" style:country-asian="CN" style:font-name-complex="Courier New1" style:font-family-complex="'Courier New'" style:font-family-generic-complex="system" style:font-pitch-complex="variable" style:font-size-complex="10pt" style:language-complex="ar" style:country-complex="none"/>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12:08:00</meta:creation-date>
    <meta:initial-creator>admin</meta:initial-creator>
    <dc:language>zh-CN</dc:language>
    <dc:date>2019-08-23T12:05:00.462709375</dc:date>
    <meta:editing-cycles>46</meta:editing-cycles>
    <meta:editing-duration>PT2H12M52S</meta:editing-duration>
    <meta:generator>LibreOffice/6.2.4.2$Linux_X86_64 LibreOffice_project/2412653d852ce75f65fbfa83fb7e7b669a126d64</meta:generator>
    <meta:document-statistic meta:table-count="0" meta:image-count="0" meta:object-count="2" meta:page-count="3" meta:paragraph-count="48" meta:word-count="797" meta:character-count="1045" meta:non-whitespace-character-count="937"/>
    <meta:user-defined meta:name="DocSecurity" meta:value-type="float">0</meta:user-defined>
    <meta:user-defined meta:name="KSOProductBuildVer">2052-10.1.0.7400</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

<file path=Object 1/content.xml><?xml version="1.0" encoding="utf-8"?>
<math xmlns="http://www.w3.org/1998/Math/MathML" display="block">
  <semantics>
    <mrow>
      <mn>2</mn>
      <mo stretchy="false">×</mo>
      <msup>
        <mn>10</mn>
        <mn>6</mn>
      </msup>
    </mrow>
    <annotation encoding="StarMath 5.0">2 times10 ^ 6</annotation>
  </semantics>
</math>
</file>

<file path=Object 2/content.xml><?xml version="1.0" encoding="utf-8"?>
<math xmlns="http://www.w3.org/1998/Math/MathML" display="block">
  <semantics>
    <mrow>
      <mn>3</mn>
      <mo stretchy="false">×</mo>
      <msup>
        <mn>10</mn>
        <mn>6</mn>
      </msup>
    </mrow>
    <annotation encoding="StarMath 5.0">3 times 10^6</annotation>
  </semantics>
</math>
</file>